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5-08-0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7408" calcext:value-type="float">
            <text:p>141.5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5-05-21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252" calcext:value-type="float">
            <text:p>142.0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5-04-2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8072" calcext:value-type="float">
            <text:p>142.3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5-03-12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34208" calcext:value-type="float">
            <text:p>142.6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5-01-22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9696" calcext:value-type="float">
            <text:p>143.1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4-10-2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9608" calcext:value-type="float">
            <text:p>143.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4-08-2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63008" calcext:value-type="float">
            <text:p>144.4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4-05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0248" calcext:value-type="float">
            <text:p>145.2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4-02-21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14568" calcext:value-type="float">
            <text:p>145.5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3-12-08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29808" calcext:value-type="float">
            <text:p>145.5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3-05-1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9168" calcext:value-type="float">
            <text:p>146.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2-11-2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34936" calcext:value-type="float">
            <text:p>146.9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1-08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21576" calcext:value-type="float">
            <text:p>146.7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1-05-11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83248" calcext:value-type="float">
            <text:p>146.3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93688" calcext:value-type="float">
            <text:p>146.0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29376" calcext:value-type="float">
            <text:p>145.3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716424" calcext:value-type="float">
            <text:p>145.27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23041548387" calcext:value-type="float">
            <text:p>145.22304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09692" calcext:value-type="float">
            <text:p>145.10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028975" calcext:value-type="float">
            <text:p>145.102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87789517241" calcext:value-type="float">
            <text:p>144.987789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5679483871" calcext:value-type="float">
            <text:p>144.8456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2515870968" calcext:value-type="float">
            <text:p>144.802515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344832" calcext:value-type="float">
            <text:p>144.73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122075" calcext:value-type="float">
            <text:p>144.6412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96984" calcext:value-type="float">
            <text:p>144.4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1140129032" calcext:value-type="float">
            <text:p>144.29114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824283871" calcext:value-type="float">
            <text:p>144.06824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04240774194" calcext:value-type="float">
            <text:p>143.90424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7479741936" calcext:value-type="float">
            <text:p>143.83747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1175741936" calcext:value-type="float">
            <text:p>143.691175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8133677419" calcext:value-type="float">
            <text:p>143.58813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0456551724" calcext:value-type="float">
            <text:p>143.4404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0852387097" calcext:value-type="float">
            <text:p>143.34085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33355" calcext:value-type="float">
            <text:p>143.2733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166048" calcext:value-type="float">
            <text:p>143.11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0124129032" calcext:value-type="float">
            <text:p>143.02012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6208774194" calcext:value-type="float">
            <text:p>142.886208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74514322581" calcext:value-type="float">
            <text:p>142.77451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73051354839" calcext:value-type="float">
            <text:p>142.57305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333448" calcext:value-type="float">
            <text:p>142.43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3398967742" calcext:value-type="float">
            <text:p>142.183398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2068903226" calcext:value-type="float">
            <text:p>142.06206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78304" calcext:value-type="float">
            <text:p>141.8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7428" calcext:value-type="float">
            <text:p>141.72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4654967742" calcext:value-type="float">
            <text:p>141.564654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7032258065" calcext:value-type="float">
            <text:p>141.43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13342451613" calcext:value-type="float">
            <text:p>141.31334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0340903226" calcext:value-type="float">
            <text:p>141.19034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6078451613" calcext:value-type="float">
            <text:p>141.10607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8519483871" calcext:value-type="float">
            <text:p>140.8985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0162322581" calcext:value-type="float">
            <text:p>140.72016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376" calcext:value-type="float">
            <text:p>140.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2944774194" calcext:value-type="float">
            <text:p>140.392944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6380645161" calcext:value-type="float">
            <text:p>140.156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16768516129" calcext:value-type="float">
            <text:p>139.9167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8637714286" calcext:value-type="float">
            <text:p>139.75863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89665" calcext:value-type="float">
            <text:p>139.5589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5918967742" calcext:value-type="float">
            <text:p>139.485918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0442064516" calcext:value-type="float">
            <text:p>139.32044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5173419355" calcext:value-type="float">
            <text:p>139.12517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58816" calcext:value-type="float">
            <text:p>138.95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8958" calcext:value-type="float">
            <text:p>138.728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33959741936" calcext:value-type="float">
            <text:p>138.53395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83848" calcext:value-type="float">
            <text:p>138.30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8587354839" calcext:value-type="float">
            <text:p>138.09858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5261935484" calcext:value-type="float">
            <text:p>137.965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4741677419" calcext:value-type="float">
            <text:p>137.78474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08476413793" calcext:value-type="float">
            <text:p>137.608476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332516129" calcext:value-type="float">
            <text:p>137.463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20265806452" calcext:value-type="float">
            <text:p>137.320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82352" calcext:value-type="float">
            <text:p>137.1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4236625" calcext:value-type="float">
            <text:p>137.0423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916744" calcext:value-type="float">
            <text:p>136.8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05215" calcext:value-type="float">
            <text:p>136.7605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4251870968" calcext:value-type="float">
            <text:p>136.59425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44896" calcext:value-type="float">
            <text:p>136.45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15704" calcext:value-type="float">
            <text:p>136.3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67304" calcext:value-type="float">
            <text:p>136.19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557625" calcext:value-type="float">
            <text:p>136.0555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6089428571" calcext:value-type="float">
            <text:p>135.91608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02558451613" calcext:value-type="float">
            <text:p>135.80255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89585806452" calcext:value-type="float">
            <text:p>135.689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41309419355" calcext:value-type="float">
            <text:p>135.64130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62749677419" calcext:value-type="float">
            <text:p>135.562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376768" calcext:value-type="float">
            <text:p>135.43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791483871" calcext:value-type="float">
            <text:p>135.347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3849032258" calcext:value-type="float">
            <text:p>135.263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7568" calcext:value-type="float">
            <text:p>135.2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068" calcext:value-type="float">
            <text:p>134.9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4892" calcext:value-type="float">
            <text:p>134.64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074016" calcext:value-type="float">
            <text:p>134.60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7852387097" calcext:value-type="float">
            <text:p>134.57785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7488" calcext:value-type="float">
            <text:p>134.5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8381333333" calcext:value-type="float">
            <text:p>134.538381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08245935484" calcext:value-type="float">
            <text:p>134.408245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0732903226" calcext:value-type="float">
            <text:p>134.420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6122" calcext:value-type="float">
            <text:p>134.32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078848" calcext:value-type="float">
            <text:p>134.3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045955" calcext:value-type="float">
            <text:p>134.3045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3118571429" calcext:value-type="float">
            <text:p>134.35311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484516129" calcext:value-type="float">
            <text:p>134.384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38517" calcext:value-type="float">
            <text:p>134.438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48872" calcext:value-type="float">
            <text:p>134.50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2438967742" calcext:value-type="float">
            <text:p>134.502438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92256" calcext:value-type="float">
            <text:p>134.46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8095483871" calcext:value-type="float">
            <text:p>134.458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0004129032" calcext:value-type="float">
            <text:p>134.44000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1787636364" calcext:value-type="float">
            <text:p>134.421787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0704" calcext:value-type="float">
            <text:p>134.4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24776" calcext:value-type="float">
            <text:p>134.2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02653419355" calcext:value-type="float">
            <text:p>134.20265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9489806452" calcext:value-type="float">
            <text:p>134.15948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9709677419" calcext:value-type="float">
            <text:p>134.099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94095" calcext:value-type="float">
            <text:p>133.9594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20208" calcext:value-type="float">
            <text:p>133.8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5667354839" calcext:value-type="float">
            <text:p>133.78566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72765" calcext:value-type="float">
            <text:p>133.6572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6784" calcext:value-type="float">
            <text:p>133.5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600825" calcext:value-type="float">
            <text:p>133.4160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60376" calcext:value-type="float">
            <text:p>133.34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9675525" calcext:value-type="float">
            <text:p>133.2967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1454571429" calcext:value-type="float">
            <text:p>133.23145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8103225806" calcext:value-type="float">
            <text:p>133.16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377625" calcext:value-type="float">
            <text:p>133.0837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386976" calcext:value-type="float">
            <text:p>133.0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8452575" calcext:value-type="float">
            <text:p>132.9845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50072" calcext:value-type="float">
            <text:p>132.9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33565" calcext:value-type="float">
            <text:p>132.7733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602112" calcext:value-type="float">
            <text:p>132.696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0823724138" calcext:value-type="float">
            <text:p>132.530823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74135" calcext:value-type="float">
            <text:p>132.4674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65272" calcext:value-type="float">
            <text:p>132.38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6890064516" calcext:value-type="float">
            <text:p>132.23689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6539714286" calcext:value-type="float">
            <text:p>132.116539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40235" calcext:value-type="float">
            <text:p>132.0140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110683871" calcext:value-type="float">
            <text:p>131.93110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1928258065" calcext:value-type="float">
            <text:p>131.841928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785083871" calcext:value-type="float">
            <text:p>131.78785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83192" calcext:value-type="float">
            <text:p>131.73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7186064516" calcext:value-type="float">
            <text:p>131.55718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7423483871" calcext:value-type="float">
            <text:p>131.3674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03472" calcext:value-type="float">
            <text:p>131.20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45220387097" calcext:value-type="float">
            <text:p>131.04522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4520774193" calcext:value-type="float">
            <text:p>130.904520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9789935484" calcext:value-type="float">
            <text:p>130.75978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4370571429" calcext:value-type="float">
            <text:p>130.654370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0518967742" calcext:value-type="float">
            <text:p>130.570518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3769548387" calcext:value-type="float">
            <text:p>130.47376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620975" calcext:value-type="float">
            <text:p>130.4562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538916129" calcext:value-type="float">
            <text:p>130.35538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41433290323" calcext:value-type="float">
            <text:p>130.24143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94146064516" calcext:value-type="float">
            <text:p>130.09414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0699096774" calcext:value-type="float">
            <text:p>130.02069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75304" calcext:value-type="float">
            <text:p>129.89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6012275" calcext:value-type="float">
            <text:p>129.7601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65352" calcext:value-type="float">
            <text:p>129.65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931495" calcext:value-type="float">
            <text:p>129.5931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3544275862" calcext:value-type="float">
            <text:p>129.493544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27617290323" calcext:value-type="float">
            <text:p>129.42761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80717419355" calcext:value-type="float">
            <text:p>129.380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9647483871" calcext:value-type="float">
            <text:p>129.3496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0740645161" calcext:value-type="float">
            <text:p>129.320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40976" calcext:value-type="float">
            <text:p>129.25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547825" calcext:value-type="float">
            <text:p>129.1754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4205419355" calcext:value-type="float">
            <text:p>129.09420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5304516129" calcext:value-type="float">
            <text:p>128.965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7389333333" calcext:value-type="float">
            <text:p>128.887389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896" calcext:value-type="float">
            <text:p>128.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6" meta:object-count="0"/>
    <meta:user-defined meta:name="AppVersion">3.0</meta:user-defined>
  </office:meta>
</office:document-meta>
</file>